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de8cb" draw:textarea-vertical-align="middle" draw:auto-grow-height="false" fo:min-height="5.465cm" fo:min-width="24.583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5.465cm" fo:min-width="0cm" loext:decorative="false"/>
      <style:paragraph-properties style:writing-mode="lr-tb"/>
    </style:style>
    <style:style style:name="gr3" style:family="graphic" style:parent-style-name="standard">
      <style:graphic-properties svg:stroke-color="#000000" draw:fill="solid" draw:fill-color="#999999" draw:textarea-vertical-align="middle" draw:auto-grow-height="false" fo:min-height="2.291cm" fo:min-width="2.041cm" loext:decorative="false"/>
    </style:style>
    <style:style style:name="gr4" style:family="graphic" style:parent-style-name="standard">
      <style:graphic-properties draw:stroke="solid" draw:stroke-dash="Long_20_Dot" svg:stroke-width="0cm" svg:stroke-color="#ffffff" draw:marker-start-width="0.203cm" draw:marker-end-width="0.203cm" draw:fill="solid" draw:fill-color="#069a2e" draw:textarea-vertical-align="middle" draw:auto-grow-height="false" fo:min-height="0.716cm" fo:min-width="0.466cm" fo:padding-top="0.125cm" fo:padding-bottom="0.125cm" fo:padding-left="0.25cm" fo:padding-right="0.25cm" loext:decorative="false"/>
    </style:style>
    <style:style style:name="gr5" style:family="graphic" style:parent-style-name="standard">
      <style:graphic-properties draw:stroke="solid" draw:stroke-dash="Long_20_Dot" svg:stroke-width="0cm" svg:stroke-color="#ffffff" draw:marker-start-width="0.203cm" draw:marker-end-width="0.203cm" draw:fill="solid" draw:fill-color="#ffa6a6" draw:textarea-vertical-align="middle" draw:auto-grow-height="false" fo:min-height="0.766cm" fo:min-width="0.516cm" fo:padding-top="0.125cm" fo:padding-bottom="0.125cm" fo:padding-left="0.25cm" fo:padding-right="0.25cm" loext:decorative="false"/>
    </style:style>
    <style:style style:name="gr6" style:family="graphic" style:parent-style-name="standard">
      <style:graphic-properties draw:stroke="solid" draw:stroke-dash="Long_20_Dot" svg:stroke-width="0.051cm" svg:stroke-color="#000000" draw:marker-start-width="0.279cm" draw:marker-end-width="0.279cm" draw:fill="solid" draw:fill-color="#069a2e" draw:textarea-vertical-align="middle" draw:auto-grow-height="false" fo:min-height="0.766cm" fo:min-width="0.516cm" fo:padding-top="0.15cm" fo:padding-bottom="0.15cm" fo:padding-left="0.275cm" fo:padding-right="0.275cm" loext:decorative="false"/>
      <style:paragraph-properties style:writing-mode="lr-tb"/>
    </style:style>
    <style:style style:name="gr7" style:family="graphic" style:parent-style-name="standard">
      <style:graphic-properties draw:stroke="solid" draw:stroke-dash="Long_20_Dot" svg:stroke-width="0cm" svg:stroke-color="#ffffff" draw:marker-start-width="0.203cm" draw:marker-end-width="0.203cm" draw:fill="solid" draw:fill-color="#069a2e" draw:textarea-vertical-align="middle" draw:auto-grow-height="false" fo:min-height="0.766cm" fo:min-width="0.516cm" fo:padding-top="0.125cm" fo:padding-bottom="0.125cm" fo:padding-left="0.25cm" fo:padding-right="0.25cm" loext:decorative="false"/>
    </style:style>
    <style:style style:name="gr8" style:family="graphic" style:parent-style-name="standard">
      <style:graphic-properties draw:stroke="solid" draw:stroke-dash="Long_20_Dot" svg:stroke-width="0.051cm" svg:stroke-color="#000000" draw:marker-start-width="0.279cm" draw:marker-end-width="0.279cm" draw:fill="solid" draw:fill-color="#ffa6a6" draw:textarea-vertical-align="middle" draw:auto-grow-height="false" fo:min-height="0.716cm" fo:min-width="0.466cm" fo:padding-top="0.15cm" fo:padding-bottom="0.15cm" fo:padding-left="0.275cm" fo:padding-right="0.275cm" loext:decorative="false"/>
    </style:style>
    <style:style style:name="gr9" style:family="graphic" style:parent-style-name="standard">
      <style:graphic-properties draw:stroke="solid" draw:stroke-dash="Long_20_Dot" svg:stroke-width="0.051cm" svg:stroke-color="#000000" draw:marker-start-width="0.279cm" draw:marker-end-width="0.279cm" draw:fill="solid" draw:fill-color="#069a2e" draw:textarea-vertical-align="middle" draw:auto-grow-height="false" fo:min-height="0.716cm" fo:min-width="0.466cm" fo:padding-top="0.15cm" fo:padding-bottom="0.15cm" fo:padding-left="0.275cm" fo:padding-right="0.275cm" loext:decorative="false"/>
      <style:paragraph-properties style:writing-mode="lr-tb"/>
    </style:style>
    <style:style style:name="gr10" style:family="graphic" style:parent-style-name="standard">
      <style:graphic-properties draw:stroke="solid" draw:stroke-dash="Long_20_Dot" svg:stroke-width="0.051cm" svg:stroke-color="#000000" draw:marker-start-width="0.279cm" draw:marker-end-width="0.279cm" draw:fill="solid" draw:fill-color="#069a2e" draw:textarea-vertical-align="middle" draw:auto-grow-height="false" fo:min-height="0.716cm" fo:min-width="0.466cm" fo:padding-top="0.15cm" fo:padding-bottom="0.15cm" fo:padding-left="0.275cm" fo:padding-right="0.275cm" loext:decorative="false"/>
    </style:style>
    <style:style style:name="gr11" style:family="graphic" style:parent-style-name="standard">
      <style:graphic-properties draw:stroke="solid" draw:stroke-dash="Long_20_Dot" svg:stroke-width="0.051cm" svg:stroke-color="#000000" draw:marker-start-width="0.279cm" draw:marker-end-width="0.279cm" draw:fill="solid" draw:fill-color="#ffa6a6" draw:textarea-vertical-align="middle" draw:auto-grow-height="false" fo:min-height="0.716cm" fo:min-width="0.466cm" fo:padding-top="0.15cm" fo:padding-bottom="0.15cm" fo:padding-left="0.275cm" fo:padding-right="0.27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02cm" fo:min-width="0cm" loext:decorative="false"/>
      <style:paragraph-properties style:writing-mode="lr-tb"/>
    </style:style>
    <style:style style:name="gr13" style:family="graphic" style:parent-style-name="standard">
      <style:graphic-properties draw:stroke="solid" draw:stroke-dash="Long_20_Dot" svg:stroke-width="0.051cm" svg:stroke-color="#000000" draw:marker-start-width="0.279cm" draw:marker-end-width="0.279cm" draw:fill="solid" draw:fill-color="#ffffff" draw:textarea-vertical-align="middle" draw:auto-grow-height="false" fo:min-height="0.716cm" fo:min-width="0.466cm" fo:padding-top="0.15cm" fo:padding-bottom="0.15cm" fo:padding-left="0.275cm" fo:padding-right="0.275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solid" draw:fill-color="#dde8cb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Liberation Serif" fo:font-style="italic" style:font-style-asian="italic" style:font-style-complex="italic"/>
    </style:style>
    <style:style style:name="P4" style:family="paragraph">
      <loext:graphic-properties draw:fill="solid" draw:fill-color="#999999"/>
      <style:paragraph-properties fo:text-align="center"/>
    </style:style>
    <style:style style:name="P5" style:family="paragraph">
      <loext:graphic-properties draw:fill="solid" draw:fill-color="#069a2e"/>
      <style:paragraph-properties fo:text-align="center"/>
    </style:style>
    <style:style style:name="P6" style:family="paragraph">
      <loext:graphic-properties draw:fill="solid" draw:fill-color="#ffa6a6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 draw:fill-color="#ffffff"/>
      <style:text-properties style:font-name="Ubuntu"/>
    </style:style>
    <style:style style:name="P10" style:family="paragraph">
      <loext:graphic-properties draw:fill="solid" draw:fill-color="#ffa6a6"/>
      <style:paragraph-properties fo:text-align="center"/>
      <style:text-properties fo:font-weight="bold"/>
    </style:style>
    <style:style style:name="T1" style:family="text">
      <style:text-properties style:font-name="Liberation Serif" fo:font-style="italic" style:font-style-asian="italic" style:font-style-complex="italic"/>
    </style:style>
    <style:style style:name="T2" style:family="text">
      <style:text-properties style:font-name="Liberation Serif" fo:font-style="normal" style:font-style-asian="normal" style:font-style-complex="normal"/>
    </style:style>
    <style:style style:name="T3" style:family="text">
      <style:text-properties style:font-name="Ubuntu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083cm" svg:height="5.715cm" svg:x="1.952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083cm" svg:height="5.715cm" svg:x="1.952cm" svg:y="7.98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904cm" svg:height="5.715cm" svg:x="0.048cm" svg:y="1cm">
          <draw:text-box>
            <text:p text:style-name="P2"><text:span text:style-name="T1">τ</text:span></text:p>
          </draw:text-box>
        </draw:frame>
        <draw:frame draw:style-name="gr2" draw:text-style-name="P3" draw:layer="layout" svg:width="1.904cm" svg:height="5.715cm" svg:x="0.047cm" svg:y="7.985cm">
          <draw:text-box>
            <text:p text:style-name="P2"><text:span text:style-name="T1">τ </text:span><text:span text:style-name="T2">+ </text:span><text:span text:style-name="T2">1</text:span></text:p>
          </draw:text-box>
        </draw:frame>
        <draw:custom-shape draw:style-name="gr3" draw:text-style-name="P4" draw:layer="layout" svg:width="2.54cm" svg:height="2.54cm" draw:transform="rotate (-1.5707963267949) translate (3.208cm 6.116cm)">
          <text:p/>
          <draw:enhanced-geometry svg:viewBox="0 0 21600 21600" draw:text-areas="0 0 21600 21600" draw:mirror-vertical="false" draw:mirror-horizontal="true" draw:type="circular-arrow" draw:modifiers="180 -32.5867984596276 5816.1962066634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4" draw:text-style-name="P5" draw:layer="layout" svg:width="1.016cm" svg:height="1.016cm" svg:x="4.796cm" svg:y="3.4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3.78cm" svg:y="4.4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4.796cm" svg:y="4.4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.764cm" svg:y="4.4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.764cm" svg:y="3.4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.764cm" svg:y="2.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3.78cm" svg:y="2.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4.796cm" svg:y="2.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016cm" svg:height="1.016cm" svg:x="3.78cm" svg:y="3.47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4.777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3.761cm" svg:y="11.4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4.777cm" svg:y="11.4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.745cm" svg:y="11.4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.74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.745cm" svg:y="9.3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3.761cm" svg:y="9.3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4.777cm" svg:y="9.3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016cm" svg:height="1.016cm" svg:x="3.761cm" svg:y="10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8.86cm" svg:y="3.4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7.844cm" svg:y="4.4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8.86cm" svg:y="4.4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6.828cm" svg:y="4.4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6.828cm" svg:y="3.4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6.828cm" svg:y="2.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7.844cm" svg:y="2.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8.86cm" svg:y="2.4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016cm" svg:height="1.016cm" svg:x="7.844cm" svg:y="3.47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8.841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7.825cm" svg:y="11.4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8.841cm" svg:y="11.4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6.809cm" svg:y="11.4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6.809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6.809cm" svg:y="9.3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7.825cm" svg:y="9.3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8.841cm" svg:y="9.38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016cm" svg:height="1.016cm" svg:x="7.825cm" svg:y="10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12.943cm" svg:y="3.4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1.927cm" svg:y="4.4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2.943cm" svg:y="4.4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0.911cm" svg:y="4.4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0.911cm" svg:y="3.4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0.911cm" svg:y="2.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11.927cm" svg:y="2.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12.943cm" svg:y="2.4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016cm" svg:height="1.016cm" svg:x="11.927cm" svg:y="3.47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12.924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1.908cm" svg:y="11.4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2.924cm" svg:y="11.4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0.892cm" svg:y="11.4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0.892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0.892cm" svg:y="9.3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11.908cm" svg:y="9.3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12.924cm" svg:y="9.38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016cm" svg:height="1.016cm" svg:x="11.908cm" svg:y="10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17.026cm" svg:y="3.4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6.01cm" svg:y="4.4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7.026cm" svg:y="4.4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4.994cm" svg:y="4.4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4.994cm" svg:y="3.4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14.994cm" svg:y="2.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16.01cm" svg:y="2.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17.026cm" svg:y="2.4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016cm" svg:height="1.016cm" svg:x="16.01cm" svg:y="3.47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17.007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5.991cm" svg:y="11.4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7.007cm" svg:y="11.4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4.975cm" svg:y="11.4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4.975cm" svg:y="10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14.975cm" svg:y="9.3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15.991cm" svg:y="9.3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17.007cm" svg:y="9.3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016cm" svg:height="1.016cm" svg:x="15.991cm" svg:y="10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25.154cm" svg:y="3.4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4.138cm" svg:y="4.4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5.154cm" svg:y="4.4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3.122cm" svg:y="4.4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3.122cm" svg:y="3.4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3.122cm" svg:y="2.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24.138cm" svg:y="2.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25.154cm" svg:y="2.4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016cm" svg:height="1.016cm" svg:x="24.138cm" svg:y="3.47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25.135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4.119cm" svg:y="11.4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5.135cm" svg:y="11.4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3.103cm" svg:y="11.4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3.103cm" svg:y="10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23.103cm" svg:y="9.3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24.119cm" svg:y="9.3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25.135cm" svg:y="9.38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016cm" svg:height="1.016cm" svg:x="24.119cm" svg:y="10.398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998cm" svg:height="1.27cm" svg:x="2.764cm" svg:y="6.715cm">
          <draw:text-box>
            <text:p text:style-name="P2">(a)</text:p>
          </draw:text-box>
        </draw:frame>
        <draw:frame draw:style-name="gr12" draw:text-style-name="P7" draw:layer="layout" svg:width="2.998cm" svg:height="1.27cm" svg:x="6.809cm" svg:y="6.715cm">
          <draw:text-box>
            <text:p text:style-name="P2">(b)</text:p>
          </draw:text-box>
        </draw:frame>
        <draw:frame draw:style-name="gr12" draw:text-style-name="P7" draw:layer="layout" svg:width="2.998cm" svg:height="1.27cm" svg:x="10.961cm" svg:y="6.715cm">
          <draw:text-box>
            <text:p text:style-name="P2">(c)</text:p>
          </draw:text-box>
        </draw:frame>
        <draw:frame draw:style-name="gr12" draw:text-style-name="P7" draw:layer="layout" svg:width="2.998cm" svg:height="1.27cm" svg:x="14.995cm" svg:y="6.715cm">
          <draw:text-box>
            <text:p text:style-name="P2">(d)</text:p>
          </draw:text-box>
        </draw:frame>
        <draw:frame draw:style-name="gr12" draw:text-style-name="P7" draw:layer="layout" svg:width="2.998cm" svg:height="1.27cm" svg:x="23.108cm" svg:y="6.715cm">
          <draw:text-box>
            <text:p text:style-name="P2">(f)</text:p>
          </draw:text-box>
        </draw:frame>
        <draw:custom-shape draw:style-name="gr7" draw:text-style-name="P5" draw:layer="layout" svg:width="1.016cm" svg:height="1.016cm" svg:x="21.09cm" svg:y="3.4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20.074cm" svg:y="4.4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21.09cm" svg:y="4.4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19.058cm" svg:y="4.4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19.058cm" svg:y="3.4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19.058cm" svg:y="2.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20.074cm" svg:y="2.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21.09cm" svg:y="2.4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016cm" svg:height="1.016cm" svg:x="20.074cm" svg:y="3.476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21.071cm" svg:y="10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20.055cm" svg:y="11.4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21.071cm" svg:y="11.4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19.039cm" svg:y="11.4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19.039cm" svg:y="10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19.039cm" svg:y="9.3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20.055cm" svg:y="9.3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21.071cm" svg:y="9.3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016cm" svg:height="1.016cm" svg:x="20.055cm" svg:y="10.398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998cm" svg:height="1.27cm" svg:x="19.059cm" svg:y="6.715cm">
          <draw:text-box>
            <text:p text:style-name="P2">(e)</text:p>
          </draw:text-box>
        </draw:frame>
        <draw:custom-shape draw:style-name="gr13" draw:text-style-name="P8" draw:layer="layout" svg:width="1.016cm" svg:height="1.016cm" svg:x="1.952cm" svg:y="14.5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016cm" svg:height="1.016cm" svg:x="10.842cm" svg:y="14.5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9.034cm" svg:y="14.589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6.099cm" svg:height="0.963cm" svg:x="3.222cm" svg:y="14.652cm">
          <draw:text-box>
            <text:p><text:span text:style-name="T3">фокальна клітинка</text:span></text:p>
          </draw:text-box>
        </draw:frame>
        <draw:custom-shape draw:style-name="gr5" draw:text-style-name="P6" draw:layer="layout" svg:width="1.016cm" svg:height="1.016cm" svg:x="8.841cm" svg:y="11.4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016cm" svg:height="1.016cm" svg:x="8.841cm" svg:y="11.414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4.718cm" svg:height="0.963cm" svg:x="11.858cm" svg:y="14.589cm">
          <draw:text-box>
            <text:p><text:span text:style-name="T3">жива клітинка</text:span></text:p>
          </draw:text-box>
        </draw:frame>
        <draw:frame draw:style-name="gr14" draw:text-style-name="P9" draw:layer="layout" svg:width="5.338cm" svg:height="0.963cm" svg:x="20.094cm" svg:y="14.589cm">
          <draw:text-box>
            <text:p><text:span text:style-name="T3">мертва клітинка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_20__28_Rounded_29_" draw:display-name="Dash (Rounded)" draw:style="round" draw:dots1="1" draw:dots1-length="201%" draw:distance="1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eksii Dubovyk</meta:initial-creator>
    <meta:creation-date>2025-09-28T19:47:04.210646606</meta:creation-date>
    <dc:date>2025-10-12T13:32:04.085646613</dc:date>
    <dc:creator>Oleksii Dubovyk</dc:creator>
    <meta:editing-duration>PT40M15S</meta:editing-duration>
    <meta:editing-cycles>9</meta:editing-cycles>
    <meta:generator>LibreOffice/25.8.0.4$Linux_X86_64 LibreOffice_project/48f00303701489684e67c38c28aff00cd5929e67</meta:generator>
    <meta:document-statistic meta:object-count="127"/>
  </office:meta>
</office:document-meta>
</file>